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uah, Ruah, Ruah /x3</text:span><text:span text:style-name="T1"><text:line-break/></text:span><text:span text:style-name="T1"><text:line-break/></text:span><text:span text:style-name="T1"><text:line-break/></text:span><text:span text:style-name="T1">Nie siłą, nie mocą naszą,</text:span><text:span text:style-name="T1"><text:line-break/></text:span><text:span text:style-name="T1">Lecz mocą</text:span><text:span text:style-name="T1"><text:line-break/></text:span><text:span text:style-name="T1">Ducha Święte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3-04T08:37:32</meta:creation-date>
    <dc:creator>Rafał Talacha</dc:creator>
    <dc:date>2009-01-27T10:06:27</dc:date>
    <dc:language>pl-PL</dc:language>
    <meta:editing-cycles>3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